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16.995cm" table:align="left"/>
    </style:style>
    <style:style style:name="Table7.A" style:family="table-column">
      <style:table-column-properties style:column-width="1.905cm"/>
    </style:style>
    <style:style style:name="Table7.B" style:family="table-column">
      <style:table-column-properties style:column-width="4.389cm"/>
    </style:style>
    <style:style style:name="Table7.C" style:family="table-column">
      <style:table-column-properties style:column-width="10.702cm"/>
    </style:style>
    <style:style style:name="Table7.A1" style:family="table-cell">
      <style:table-cell-properties style:vertical-align="middle" fo:background-color="#3333ff" fo:padding="0.097cm" fo:border-left="0.05pt solid #000000" fo:border-right="none" fo:border-top="0.05pt solid #000000" fo:border-bottom="0.05pt solid #000000">
        <style:background-image/>
      </style:table-cell-properties>
    </style:style>
    <style:style style:name="Table7.C1" style:family="table-cell">
      <style:table-cell-properties fo:background-color="#3333ff"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fo:padding="0.097cm" fo:border-left="0.05pt solid #000000" fo:border-right="0.05pt solid #000000" fo:border-top="none" fo:border-bottom="0.05pt solid #000000"/>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fo:padding="0.097cm" fo:border-left="0.05pt solid #000000" fo:border-right="0.05pt solid #000000" fo:border-top="none" fo:border-bottom="0.05pt solid #000000"/>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fo:padding="0.097cm" fo:border-left="0.05pt solid #000000" fo:border-right="0.05pt solid #000000" fo:border-top="none" fo:border-bottom="0.05pt solid #000000"/>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fo:padding="0.097cm" fo:border-left="0.05pt solid #000000" fo:border-right="0.05pt solid #000000" fo:border-top="none" fo:border-bottom="0.05pt solid #000000"/>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fo:padding="0.097cm" fo:border-left="0.05pt solid #000000" fo:border-right="0.05pt solid #000000" fo:border-top="none" fo:border-bottom="0.05pt solid #000000"/>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fo:padding="0.097cm" fo:border-left="0.05pt solid #000000" fo:border-right="0.05pt solid #000000" fo:border-top="none" fo:border-bottom="0.05pt solid #000000"/>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fo:padding="0.097cm" fo:border-left="0.05pt solid #000000" fo:border-right="0.05pt solid #000000" fo:border-top="none" fo:border-bottom="0.05pt solid #000000"/>
    </style:style>
    <style:style style:name="Table7.A20" style:family="table-cell">
      <style:table-cell-properties style:vertical-align="middle" fo:padding="0.097cm" fo:border-left="0.05pt solid #000000" fo:border-right="none" fo:border-top="none" fo:border-bottom="0.05pt solid #000000"/>
    </style:style>
    <style:style style:name="Table7.B20" style:family="table-cell">
      <style:table-cell-properties style:vertical-align="middle" fo:padding="0.097cm" fo:border-left="0.05pt solid #000000" fo:border-right="none" fo:border-top="none" fo:border-bottom="0.05pt solid #000000"/>
    </style:style>
    <style:style style:name="Table7.C20" style:family="table-cell">
      <style:table-cell-properties fo:padding="0.097cm" fo:border-left="0.05pt solid #000000" fo:border-right="0.05pt solid #000000" fo:border-top="none" fo:border-bottom="0.05pt solid #000000"/>
    </style:style>
    <style:style style:name="Table7.A21" style:family="table-cell">
      <style:table-cell-properties style:vertical-align="middle" fo:padding="0.097cm" fo:border-left="0.05pt solid #000000" fo:border-right="none" fo:border-top="none" fo:border-bottom="0.05pt solid #000000"/>
    </style:style>
    <style:style style:name="Table7.B21" style:family="table-cell">
      <style:table-cell-properties style:vertical-align="middle" fo:padding="0.097cm" fo:border-left="0.05pt solid #000000" fo:border-right="none" fo:border-top="none" fo:border-bottom="0.05pt solid #000000"/>
    </style:style>
    <style:style style:name="Table7.C21"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092cm" style:rel-column-width="15775*"/>
    </style:style>
    <style:style style:name="Table1.B" style:family="table-column">
      <style:table-column-properties style:column-width="3.494cm" style:rel-column-width="13470*"/>
    </style:style>
    <style:style style:name="Table1.C" style:family="table-column">
      <style:table-column-properties style:column-width="9.414cm" style:rel-column-width="36290*"/>
    </style:style>
    <style:style style:name="Table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3333ff"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092cm" style:rel-column-width="15775*"/>
    </style:style>
    <style:style style:name="Table2.B" style:family="table-column">
      <style:table-column-properties style:column-width="3.494cm" style:rel-column-width="13470*"/>
    </style:style>
    <style:style style:name="Table2.C" style:family="table-column">
      <style:table-column-properties style:column-width="9.414cm" style:rel-column-width="36290*"/>
    </style:style>
    <style:style style:name="Table2.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3333ff"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092cm" style:rel-column-width="15775*"/>
    </style:style>
    <style:style style:name="Table3.B" style:family="table-column">
      <style:table-column-properties style:column-width="3.494cm" style:rel-column-width="13470*"/>
    </style:style>
    <style:style style:name="Table3.C" style:family="table-column">
      <style:table-column-properties style:column-width="9.414cm" style:rel-column-width="36290*"/>
    </style:style>
    <style:style style:name="Table3.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3333ff"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092cm" style:rel-column-width="15775*"/>
    </style:style>
    <style:style style:name="Table4.B" style:family="table-column">
      <style:table-column-properties style:column-width="3.494cm" style:rel-column-width="13470*"/>
    </style:style>
    <style:style style:name="Table4.C" style:family="table-column">
      <style:table-column-properties style:column-width="9.414cm" style:rel-column-width="36290*"/>
    </style:style>
    <style:style style:name="Table4.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3333ff"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092cm" style:rel-column-width="15775*"/>
    </style:style>
    <style:style style:name="Table5.B" style:family="table-column">
      <style:table-column-properties style:column-width="3.494cm" style:rel-column-width="13470*"/>
    </style:style>
    <style:style style:name="Table5.C" style:family="table-column">
      <style:table-column-properties style:column-width="9.414cm" style:rel-column-width="36290*"/>
    </style:style>
    <style:style style:name="Table5.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5.C1" style:family="table-cell">
      <style:table-cell-properties fo:background-color="#3333ff"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092cm" style:rel-column-width="15775*"/>
    </style:style>
    <style:style style:name="Table6.B" style:family="table-column">
      <style:table-column-properties style:column-width="3.494cm" style:rel-column-width="13470*"/>
    </style:style>
    <style:style style:name="Table6.C" style:family="table-column">
      <style:table-column-properties style:column-width="9.414cm" style:rel-column-width="36290*"/>
    </style:style>
    <style:style style:name="Table6.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6.C1" style:family="table-cell">
      <style:table-cell-properties fo:background-color="#3333ff" fo:padding="0.097cm" fo:border="0.05pt solid #000000">
        <style:background-image/>
      </style:table-cell-properties>
    </style:style>
    <style:style style:name="Table6.A2" style:family="table-cell">
      <style:table-cell-properties style:vertical-align="middle"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0pt" style:text-underline-style="solid" style:text-underline-width="auto" style:text-underline-color="font-color" fo:font-weight="bold" officeooo:rsid="0016474a"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16474a" officeooo:paragraph-rsid="0016474a"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185d4a" officeooo:paragraph-rsid="00185d4a"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97bbe" officeooo:paragraph-rsid="00197bbe"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b655b" officeooo:paragraph-rsid="001b655b"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officeooo:rsid="0016474a" style:font-size-asian="10pt" style:font-size-complex="10pt"/>
    </style:style>
    <style:style style:name="P9" style:family="paragraph" style:parent-style-name="Standard">
      <style:text-properties style:font-name="Verdana" fo:font-size="10pt" style:text-underline-style="solid" style:text-underline-width="auto" style:text-underline-color="font-color" fo:font-weight="normal" officeooo:rsid="0016474a" officeooo:paragraph-rsid="0016474a" style:font-size-asian="10pt" style:font-weight-asian="normal" style:font-size-complex="10pt" style:font-weight-complex="normal"/>
    </style:style>
    <style:style style:name="P10" style:family="paragraph" style:parent-style-name="Standard">
      <style:text-properties style:font-name="Verdana" fo:font-size="10pt" style:text-underline-style="solid" style:text-underline-width="auto" style:text-underline-color="font-color" fo:font-weight="normal" officeooo:rsid="00185d4a" officeooo:paragraph-rsid="00185d4a" style:font-size-asian="10pt" style:font-weight-asian="normal" style:font-size-complex="10pt" style:font-weight-complex="normal"/>
    </style:style>
    <style:style style:name="P11" style:family="paragraph" style:parent-style-name="Standard">
      <style:text-properties style:font-name="Verdana" fo:font-size="10pt" style:text-underline-style="solid" style:text-underline-width="auto" style:text-underline-color="font-color" fo:font-weight="normal" officeooo:rsid="001b655b" officeooo:paragraph-rsid="001b655b" style:font-size-asian="10pt" style:font-weight-asian="normal" style:font-size-complex="10pt" style:font-weight-complex="normal"/>
    </style:style>
    <style:style style:name="P12" style:family="paragraph" style:parent-style-name="Standard">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13" style:family="paragraph" style:parent-style-name="Standard">
      <style:text-properties style:font-name="Verdana" fo:font-size="10pt" style:text-underline-style="solid" style:text-underline-width="auto" style:text-underline-color="font-color" fo:font-weight="normal" officeooo:rsid="00226ae7" officeooo:paragraph-rsid="00226ae7" style:font-size-asian="10pt" style:font-weight-asian="normal" style:font-size-complex="10pt" style:font-weight-complex="normal"/>
    </style:style>
    <style:style style:name="P14" style:family="paragraph" style:parent-style-name="Standard">
      <style:text-properties style:font-name="Verdana" fo:font-size="10pt" style:text-underline-style="solid" style:text-underline-width="auto" style:text-underline-color="font-color" fo:font-weight="normal" officeooo:rsid="00226ae7" officeooo:paragraph-rsid="00267c68" style:font-size-asian="10pt" style:font-weight-asian="normal" style:font-size-complex="10pt" style:font-weight-complex="normal"/>
    </style:style>
    <style:style style:name="P15" style:family="paragraph" style:parent-style-name="Standard">
      <style:text-properties style:font-name="Verdana" fo:font-size="10pt" style:text-underline-style="solid" style:text-underline-width="auto" style:text-underline-color="font-color" fo:font-weight="normal" officeooo:rsid="00226ae7" officeooo:paragraph-rsid="001e6b0d"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17" style:family="paragraph" style:parent-style-name="Standard">
      <style:text-properties style:font-name="Verdana" fo:font-size="10pt" style:text-underline-style="solid" style:text-underline-width="auto" style:text-underline-color="font-color" fo:font-weight="normal" officeooo:rsid="003945c6" officeooo:paragraph-rsid="003945c6" style:font-size-asian="10pt" style:font-weight-asian="normal" style:font-size-complex="10pt" style:font-weight-complex="normal"/>
    </style:style>
    <style:style style:name="P18" style:family="paragraph" style:parent-style-name="Standard">
      <style:text-properties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19" style:family="paragraph" style:parent-style-name="Standard">
      <style:text-properties style:font-name="Verdana" fo:font-size="10pt" style:text-underline-style="solid" style:text-underline-width="auto" style:text-underline-color="font-color" fo:font-weight="normal" officeooo:rsid="003a004c" officeooo:paragraph-rsid="003a004c" style:font-size-asian="10pt" style:font-weight-asian="normal" style:font-size-complex="10pt" style:font-weight-complex="normal"/>
    </style:style>
    <style:style style:name="P20" style:family="paragraph" style:parent-style-name="Standard">
      <style:text-properties style:font-name="Verdana" fo:font-size="10pt" style:text-underline-style="none" fo:font-weight="normal" officeooo:rsid="0016474a" officeooo:paragraph-rsid="0016474a" style:font-size-asian="10pt" style:font-weight-asian="normal" style:font-size-complex="10pt" style:font-weight-complex="normal"/>
    </style:style>
    <style:style style:name="P21" style:family="paragraph" style:parent-style-name="Standard">
      <style:text-properties style:font-name="Verdana" fo:font-size="10pt" style:text-underline-style="none" fo:font-weight="normal" officeooo:rsid="0016474a" officeooo:paragraph-rsid="00337366" style:font-size-asian="10pt" style:font-weight-asian="normal" style:font-size-complex="10pt" style:font-weight-complex="normal"/>
    </style:style>
    <style:style style:name="P22" style:family="paragraph" style:parent-style-name="Standard">
      <style:text-properties style:font-name="Verdana" fo:font-size="10pt" style:text-underline-style="none" fo:font-weight="normal" officeooo:rsid="0017f8bb" officeooo:paragraph-rsid="0017f8bb" style:font-size-asian="10pt" style:font-weight-asian="normal" style:font-size-complex="10pt" style:font-weight-complex="normal"/>
    </style:style>
    <style:style style:name="P23" style:family="paragraph" style:parent-style-name="Standard">
      <style:text-properties style:font-name="Verdana" fo:font-size="10pt" style:text-underline-style="none" fo:font-weight="normal" officeooo:rsid="0017f8bb" officeooo:paragraph-rsid="0016474a" style:font-size-asian="10pt" style:font-weight-asian="normal" style:font-size-complex="10pt" style:font-weight-complex="normal"/>
    </style:style>
    <style:style style:name="P24" style:family="paragraph" style:parent-style-name="Standard">
      <style:text-properties style:font-name="Verdana" fo:font-size="10pt" style:text-underline-style="none" fo:font-weight="normal" officeooo:rsid="0017f8bb" officeooo:paragraph-rsid="00337366" style:font-size-asian="10pt" style:font-weight-asian="normal" style:font-size-complex="10pt" style:font-weight-complex="normal"/>
    </style:style>
    <style:style style:name="P25" style:family="paragraph" style:parent-style-name="Standard">
      <style:text-properties style:font-name="Verdana" fo:font-size="10pt" style:text-underline-style="none" fo:font-weight="normal" officeooo:rsid="00185d4a" officeooo:paragraph-rsid="00185d4a" style:font-size-asian="10pt" style:font-weight-asian="normal" style:font-size-complex="10pt" style:font-weight-complex="normal"/>
    </style:style>
    <style:style style:name="P26" style:family="paragraph" style:parent-style-name="Standard">
      <style:text-properties style:font-name="Verdana" fo:font-size="10pt" style:text-underline-style="none" fo:font-weight="normal" officeooo:rsid="00197bbe" officeooo:paragraph-rsid="00197bbe" style:font-size-asian="10pt" style:font-weight-asian="normal" style:font-size-complex="10pt" style:font-weight-complex="normal"/>
    </style:style>
    <style:style style:name="P27" style:family="paragraph" style:parent-style-name="Standard">
      <style:text-properties style:font-name="Verdana" fo:font-size="10pt" style:text-underline-style="none" fo:font-weight="normal" officeooo:rsid="001b655b" officeooo:paragraph-rsid="001b655b" style:font-size-asian="10pt" style:font-weight-asian="normal" style:font-size-complex="10pt" style:font-weight-complex="normal"/>
    </style:style>
    <style:style style:name="P28" style:family="paragraph" style:parent-style-name="Standard">
      <style:text-properties style:font-name="Verdana" fo:font-size="10pt" style:text-underline-style="none" fo:font-weight="normal" officeooo:rsid="001e6b0d" officeooo:paragraph-rsid="001e6b0d" style:font-size-asian="10pt" style:font-weight-asian="normal" style:font-size-complex="10pt" style:font-weight-complex="normal"/>
    </style:style>
    <style:style style:name="P29" style:family="paragraph" style:parent-style-name="Standard">
      <style:text-properties style:font-name="Verdana" fo:font-size="10pt" style:text-underline-style="none" fo:font-weight="normal" officeooo:rsid="00267c68" officeooo:paragraph-rsid="00267c68" style:font-size-asian="10pt" style:font-weight-asian="normal" style:font-size-complex="10pt" style:font-weight-complex="normal"/>
    </style:style>
    <style:style style:name="P30" style:family="paragraph" style:parent-style-name="Standard">
      <style:text-properties style:font-name="Verdana" fo:font-size="10pt" style:text-underline-style="none" fo:font-weight="normal" officeooo:rsid="0027c640" officeooo:paragraph-rsid="0027c640" style:font-size-asian="10pt" style:font-weight-asian="normal" style:font-size-complex="10pt" style:font-weight-complex="normal"/>
    </style:style>
    <style:style style:name="P31" style:family="paragraph" style:parent-style-name="Standard">
      <style:text-properties style:font-name="Verdana" fo:font-size="10pt" style:text-underline-style="none" fo:font-weight="normal" officeooo:rsid="0037b26d" officeooo:paragraph-rsid="0037b26d" style:font-size-asian="10pt" style:font-weight-asian="normal" style:font-size-complex="10pt" style:font-weight-complex="normal"/>
    </style:style>
    <style:style style:name="P32" style:family="paragraph" style:parent-style-name="Standard">
      <style:text-properties style:font-name="Verdana" fo:font-size="10pt" style:text-underline-style="none" fo:font-weight="normal" officeooo:rsid="003945c6" officeooo:paragraph-rsid="003945c6" style:font-size-asian="10pt" style:font-weight-asian="normal" style:font-size-complex="10pt" style:font-weight-complex="normal"/>
    </style:style>
    <style:style style:name="P33" style:family="paragraph" style:parent-style-name="Standard">
      <style:text-properties style:font-name="Verdana" fo:font-size="10pt" style:text-underline-style="none" fo:font-weight="normal" officeooo:rsid="003a004c" officeooo:paragraph-rsid="003a004c" style:font-size-asian="10pt" style:font-weight-asian="normal" style:font-size-complex="10pt" style:font-weight-complex="normal"/>
    </style:style>
    <style:style style:name="P34" style:family="paragraph" style:parent-style-name="Standard">
      <style:text-properties style:font-name="Verdana" fo:font-size="10pt" style:text-underline-style="none" fo:font-weight="normal" officeooo:rsid="003ba45a" officeooo:paragraph-rsid="003ba45a" style:font-size-asian="10pt" style:font-weight-asian="normal" style:font-size-complex="10pt" style:font-weight-complex="normal"/>
    </style:style>
    <style:style style:name="P35" style:family="paragraph" style:parent-style-name="Standard">
      <style:text-properties style:font-name="Verdana" fo:font-size="10pt" style:text-underline-style="none" fo:font-weight="normal" officeooo:rsid="00418936" officeooo:paragraph-rsid="00418936" style:font-size-asian="10pt" style:font-weight-asian="normal" style:font-size-complex="10pt" style:font-weight-complex="normal"/>
    </style:style>
    <style:style style:name="P36" style:family="paragraph" style:parent-style-name="Standard">
      <style:text-properties style:font-name="Verdana" fo:font-size="10pt" style:text-underline-style="none" officeooo:rsid="00226ae7" officeooo:paragraph-rsid="00226ae7" style:font-size-asian="10pt" style:font-size-complex="10pt"/>
    </style:style>
    <style:style style:name="P37" style:family="paragraph" style:parent-style-name="Standard">
      <style:text-properties style:font-name="Verdana" fo:font-size="10pt" fo:font-style="italic" style:text-underline-style="none" fo:font-weight="normal" officeooo:rsid="0016474a" officeooo:paragraph-rsid="0016474a" style:font-size-asian="10pt" style:font-style-asian="italic" style:font-weight-asian="normal" style:font-size-complex="10pt" style:font-style-complex="italic" style:font-weight-complex="normal"/>
    </style:style>
    <style:style style:name="P38" style:family="paragraph" style:parent-style-name="Standard">
      <style:text-properties style:font-name="Verdana" fo:font-size="10pt" fo:font-style="normal" style:text-underline-style="none" fo:font-weight="normal" officeooo:rsid="003945c6" officeooo:paragraph-rsid="003945c6" style:font-size-asian="10pt" style:font-style-asian="normal" style:font-weight-asian="normal" style:font-size-complex="10pt" style:font-style-complex="normal" style:font-weight-complex="normal"/>
    </style:style>
    <style:style style:name="P39" style:family="paragraph" style:parent-style-name="Standard">
      <style:paragraph-properties fo:break-before="page"/>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40" style:family="paragraph" style:parent-style-name="Standard">
      <style:paragraph-properties fo:break-before="page"/>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41" style:family="paragraph" style:parent-style-name="Standard">
      <style:paragraph-properties fo:break-before="page"/>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color="#ffffff" style:font-name="Verdana" fo:font-size="10pt" officeooo:rsid="0027c640" officeooo:paragraph-rsid="0027c640" style:font-size-asian="10pt" style:font-size-complex="10pt"/>
    </style:style>
    <style:style style:name="P43" style:family="paragraph" style:parent-style-name="Table_20_Contents">
      <style:text-properties fo:color="#ffffff" style:font-name="Verdana" fo:font-size="10pt" officeooo:rsid="0027c640" officeooo:paragraph-rsid="0027c640" style:font-size-asian="10pt" style:font-size-complex="10pt"/>
    </style:style>
    <style:style style:name="P44" style:family="paragraph" style:parent-style-name="Table_20_Contents">
      <style:paragraph-properties fo:text-align="center" style:justify-single-word="false"/>
      <style:text-properties style:font-name="Verdana" fo:font-size="10pt" officeooo:rsid="0027c640" officeooo:paragraph-rsid="0027c640" style:font-size-asian="10pt" style:font-size-complex="10pt"/>
    </style:style>
    <style:style style:name="P45" style:family="paragraph" style:parent-style-name="Table_20_Contents">
      <style:text-properties style:font-name="Verdana" fo:font-size="10pt" officeooo:rsid="0027c640" officeooo:paragraph-rsid="0027c640" style:font-size-asian="10pt" style:font-size-complex="10pt"/>
    </style:style>
    <style:style style:name="P46" style:family="paragraph" style:parent-style-name="Table_20_Contents">
      <style:paragraph-properties fo:text-align="center" style:justify-single-word="false"/>
      <style:text-properties style:font-name="Verdana" fo:font-size="10pt" officeooo:rsid="00226ae7" officeooo:paragraph-rsid="00226ae7" style:font-size-asian="10pt" style:font-size-complex="10pt"/>
    </style:style>
    <style:style style:name="P47" style:family="paragraph" style:parent-style-name="Table_20_Contents">
      <style:paragraph-properties fo:text-align="center" style:justify-single-word="false"/>
      <style:text-properties style:font-name="Verdana" fo:font-size="10pt" officeooo:rsid="00226ae7" officeooo:paragraph-rsid="00267c68" style:font-size-asian="10pt" style:font-size-complex="10pt"/>
    </style:style>
    <style:style style:name="P48" style:family="paragraph" style:parent-style-name="Table_20_Contents">
      <style:text-properties style:font-name="Verdana" fo:font-size="10pt" officeooo:rsid="00226ae7" officeooo:paragraph-rsid="00226ae7" style:font-size-asian="10pt" style:font-size-complex="10pt"/>
    </style:style>
    <style:style style:name="P49" style:family="paragraph" style:parent-style-name="Table_20_Contents">
      <style:text-properties style:font-name="Verdana" fo:font-size="10pt" officeooo:rsid="00226ae7" officeooo:paragraph-rsid="00267c68" style:font-size-asian="10pt" style:font-size-complex="10pt"/>
    </style:style>
    <style:style style:name="P50" style:family="paragraph" style:parent-style-name="Table_20_Contents">
      <style:paragraph-properties fo:text-align="center" style:justify-single-word="false"/>
      <style:text-properties style:font-name="Verdana" fo:font-size="10pt" officeooo:rsid="002a8f1c" officeooo:paragraph-rsid="002a8f1c" style:font-size-asian="10pt" style:font-size-complex="10pt"/>
    </style:style>
    <style:style style:name="P51" style:family="paragraph" style:parent-style-name="Table_20_Contents">
      <style:text-properties style:font-name="Verdana" fo:font-size="10pt" officeooo:rsid="002a8f1c" officeooo:paragraph-rsid="002a8f1c" style:font-size-asian="10pt" style:font-size-complex="10pt"/>
    </style:style>
    <style:style style:name="P52" style:family="paragraph" style:parent-style-name="Table_20_Contents">
      <style:paragraph-properties fo:text-align="center" style:justify-single-word="false"/>
      <style:text-properties style:font-name="Verdana" fo:font-size="10pt" officeooo:rsid="00267c68" officeooo:paragraph-rsid="00267c68" style:font-size-asian="10pt" style:font-size-complex="10pt"/>
    </style:style>
    <style:style style:name="P53" style:family="paragraph" style:parent-style-name="Table_20_Contents">
      <style:text-properties style:font-name="Verdana" fo:font-size="10pt" officeooo:rsid="00267c68" officeooo:paragraph-rsid="00267c68" style:font-size-asian="10pt" style:font-size-complex="10pt"/>
    </style:style>
    <style:style style:name="P54" style:family="paragraph" style:parent-style-name="Table_20_Contents">
      <style:paragraph-properties fo:text-align="center" style:justify-single-word="false"/>
      <style:text-properties style:font-name="Verdana" fo:font-size="10pt" officeooo:rsid="00312a82" officeooo:paragraph-rsid="00312a82" style:font-size-asian="10pt" style:font-size-complex="10pt"/>
    </style:style>
    <style:style style:name="P55" style:family="paragraph" style:parent-style-name="Table_20_Contents">
      <style:text-properties style:font-name="Verdana" fo:font-size="10pt" officeooo:rsid="00312a82" officeooo:paragraph-rsid="00312a82" style:font-size-asian="10pt" style:font-size-complex="10pt"/>
    </style:style>
    <style:style style:name="P56" style:family="paragraph" style:parent-style-name="Table_20_Contents">
      <style:text-properties style:font-name="Verdana" fo:font-size="10pt" officeooo:rsid="00315e1e" officeooo:paragraph-rsid="00315e1e" style:font-size-asian="10pt" style:font-size-complex="10pt"/>
    </style:style>
    <style:style style:name="P57" style:family="paragraph" style:parent-style-name="Table_20_Contents">
      <style:paragraph-properties fo:text-align="center" style:justify-single-word="false"/>
      <style:text-properties style:font-name="Verdana" fo:font-size="10pt" officeooo:rsid="00337366" officeooo:paragraph-rsid="00337366" style:font-size-asian="10pt" style:font-size-complex="10pt"/>
    </style:style>
    <style:style style:name="P58" style:family="paragraph" style:parent-style-name="Table_20_Contents">
      <style:text-properties style:font-name="Verdana" fo:font-size="10pt" officeooo:rsid="00337366" officeooo:paragraph-rsid="00337366" style:font-size-asian="10pt" style:font-size-complex="10pt"/>
    </style:style>
    <style:style style:name="P59" style:family="paragraph" style:parent-style-name="Table_20_Contents">
      <style:paragraph-properties fo:text-align="center" style:justify-single-word="false"/>
      <style:text-properties style:font-name="Verdana" fo:font-size="10pt" officeooo:rsid="0034fc99" officeooo:paragraph-rsid="0027c640" style:font-size-asian="10pt" style:font-size-complex="10pt"/>
    </style:style>
    <style:style style:name="P60" style:family="paragraph" style:parent-style-name="Table_20_Contents">
      <style:text-properties style:font-name="Verdana" fo:font-size="10pt" officeooo:rsid="0034fc99" officeooo:paragraph-rsid="0034fc99" style:font-size-asian="10pt" style:font-size-complex="10pt"/>
    </style:style>
    <style:style style:name="P61" style:family="paragraph" style:parent-style-name="Table_20_Contents">
      <style:paragraph-properties fo:text-align="center" style:justify-single-word="false"/>
      <style:text-properties style:font-name="Verdana" fo:font-size="10pt" officeooo:rsid="0037b26d" officeooo:paragraph-rsid="0037b26d" style:font-size-asian="10pt" style:font-size-complex="10pt"/>
    </style:style>
    <style:style style:name="P62" style:family="paragraph" style:parent-style-name="Table_20_Contents">
      <style:text-properties style:font-name="Verdana" fo:font-size="10pt" officeooo:rsid="0037b26d" officeooo:paragraph-rsid="0037b26d" style:font-size-asian="10pt" style:font-size-complex="10pt"/>
    </style:style>
    <style:style style:name="P63" style:family="paragraph" style:parent-style-name="Table_20_Contents">
      <style:paragraph-properties fo:text-align="center" style:justify-single-word="false"/>
      <style:text-properties style:font-name="Verdana" fo:font-size="10pt" officeooo:rsid="003bfbb9" officeooo:paragraph-rsid="003bfbb9" style:font-size-asian="10pt" style:font-size-complex="10pt"/>
    </style:style>
    <style:style style:name="P64" style:family="paragraph" style:parent-style-name="Table_20_Contents">
      <style:paragraph-properties fo:text-align="center" style:justify-single-word="false"/>
      <style:text-properties style:font-name="Verdana" fo:font-size="10pt" officeooo:rsid="003bfbb9" officeooo:paragraph-rsid="004030d3" style:font-size-asian="10pt" style:font-size-complex="10pt"/>
    </style:style>
    <style:style style:name="P65" style:family="paragraph" style:parent-style-name="Table_20_Contents">
      <style:text-properties style:font-name="Verdana" fo:font-size="10pt" officeooo:rsid="003bfbb9" officeooo:paragraph-rsid="003bfbb9" style:font-size-asian="10pt" style:font-size-complex="10pt"/>
    </style:style>
    <style:style style:name="P66" style:family="paragraph" style:parent-style-name="Table_20_Contents">
      <style:paragraph-properties fo:text-align="center" style:justify-single-word="false"/>
      <style:text-properties style:font-name="Verdana" fo:font-size="10pt" officeooo:rsid="00418936" officeooo:paragraph-rsid="00418936" style:font-size-asian="10pt" style:font-size-complex="10pt"/>
    </style:style>
    <style:style style:name="P67" style:family="paragraph" style:parent-style-name="Table_20_Contents">
      <style:text-properties style:font-name="Verdana" fo:font-size="10pt" officeooo:rsid="00418936" officeooo:paragraph-rsid="00418936" style:font-size-asian="10pt" style:font-size-complex="10pt"/>
    </style:style>
    <style:style style:name="P68" style:family="paragraph" style:parent-style-name="Table_20_Contents">
      <style:paragraph-properties fo:text-align="center" style:justify-single-word="false"/>
      <style:text-properties style:font-name="Verdana" fo:font-size="10pt" fo:font-style="italic" officeooo:rsid="00226ae7" officeooo:paragraph-rsid="00226ae7" style:font-size-asian="10pt" style:font-style-asian="italic" style:font-size-complex="10pt" style:font-style-complex="italic"/>
    </style:style>
    <style:style style:name="P69" style:family="paragraph" style:parent-style-name="Table_20_Contents">
      <style:paragraph-properties fo:text-align="center" style:justify-single-word="false"/>
      <style:text-properties style:font-name="Verdana" fo:font-size="10pt" fo:font-style="italic" officeooo:rsid="0027c640" officeooo:paragraph-rsid="0027c640" style:font-size-asian="10pt" style:font-style-asian="italic" style:font-size-complex="10pt" style:font-style-complex="italic"/>
    </style:style>
    <style:style style:name="P70" style:family="paragraph" style:parent-style-name="Table_20_Contents">
      <style:paragraph-properties fo:text-align="center" style:justify-single-word="false"/>
      <style:text-properties style:font-name="Verdana" fo:font-size="10pt" fo:font-style="italic" officeooo:rsid="00337366" officeooo:paragraph-rsid="00337366" style:font-size-asian="10pt" style:font-style-asian="italic" style:font-size-complex="10pt" style:font-style-complex="italic"/>
    </style:style>
    <style:style style:name="P71" style:family="paragraph" style:parent-style-name="Table_20_Contents">
      <style:paragraph-properties fo:text-align="center" style:justify-single-word="false"/>
      <style:text-properties style:font-name="Verdana" fo:font-size="10pt" fo:font-style="normal" officeooo:rsid="002a8f1c" officeooo:paragraph-rsid="002a8f1c" style:font-size-asian="10pt" style:font-style-asian="normal" style:font-size-complex="10pt" style:font-style-complex="normal"/>
    </style:style>
    <style:style style:name="P72" style:family="paragraph" style:parent-style-name="Table_20_Contents">
      <style:paragraph-properties fo:text-align="center" style:justify-single-word="false"/>
      <style:text-properties style:font-name="Verdana" fo:font-size="10pt" fo:font-style="normal" officeooo:rsid="00226ae7" officeooo:paragraph-rsid="00226ae7" style:font-size-asian="10pt" style:font-style-asian="normal" style:font-size-complex="10pt" style:font-style-complex="normal"/>
    </style:style>
    <style:style style:name="P73" style:family="paragraph" style:parent-style-name="Table_20_Contents">
      <style:paragraph-properties fo:text-align="center" style:justify-single-word="false"/>
      <style:text-properties style:font-name="Verdana" fo:font-size="10pt" fo:font-style="normal" officeooo:rsid="00267c68" officeooo:paragraph-rsid="00267c68" style:font-size-asian="10pt" style:font-style-asian="normal" style:font-size-complex="10pt" style:font-style-complex="normal"/>
    </style:style>
    <style:style style:name="P74" style:family="paragraph" style:parent-style-name="Table_20_Contents">
      <style:paragraph-properties fo:text-align="center" style:justify-single-word="false"/>
      <style:text-properties style:font-name="Verdana" fo:font-size="10pt" fo:font-style="normal" officeooo:rsid="00312a82" officeooo:paragraph-rsid="00312a82" style:font-size-asian="10pt" style:font-style-asian="normal" style:font-size-complex="10pt" style:font-style-complex="normal"/>
    </style:style>
    <style:style style:name="P75" style:family="paragraph" style:parent-style-name="Table_20_Contents">
      <style:paragraph-properties fo:text-align="center" style:justify-single-word="false"/>
      <style:text-properties style:font-name="Verdana" fo:font-size="10pt" fo:font-style="normal" officeooo:rsid="0034fc99" officeooo:paragraph-rsid="0034fc99" style:font-size-asian="10pt" style:font-style-asian="normal" style:font-size-complex="10pt" style:font-style-complex="normal"/>
    </style:style>
    <style:style style:name="P76" style:family="paragraph" style:parent-style-name="Table_20_Heading">
      <style:text-properties fo:color="#ffffff" style:font-name="Verdana" fo:font-size="10pt" officeooo:rsid="00226ae7" officeooo:paragraph-rsid="00226ae7" style:font-size-asian="10pt" style:font-size-complex="10pt"/>
    </style:style>
    <style:style style:name="P77" style:family="paragraph" style:parent-style-name="Table_20_Heading">
      <style:text-properties fo:color="#ffffff" style:font-name="Verdana" fo:font-size="10pt" officeooo:rsid="00226ae7" officeooo:paragraph-rsid="00267c68" style:font-size-asian="10pt" style:font-size-complex="10pt"/>
    </style:style>
    <style:style style:name="P78" style:family="paragraph" style:parent-style-name="Standard" style:list-style-name="L1">
      <style:text-properties style:font-name="Verdana" fo:font-size="10pt" officeooo:rsid="001f8446" officeooo:paragraph-rsid="001f8446" style:font-size-asian="10pt" style:font-size-complex="10pt"/>
    </style:style>
    <style:style style:name="P79" style:family="paragraph" style:parent-style-name="Standard">
      <style:text-properties style:font-name="Verdana" fo:font-size="10pt" style:text-underline-style="none" fo:font-weight="normal" officeooo:rsid="00418936" officeooo:paragraph-rsid="003ba45a" style:font-size-asian="10pt" style:font-weight-asian="normal" style:font-size-complex="10pt" style:font-weight-complex="normal"/>
    </style:style>
    <style:style style:name="T1" style:family="text">
      <style:text-properties officeooo:rsid="0025831e"/>
    </style:style>
    <style:style style:name="T2" style:family="text">
      <style:text-properties fo:font-style="italic" style:font-style-asian="italic" style:font-style-complex="italic"/>
    </style:style>
    <style:style style:name="T3" style:family="text">
      <style:text-properties fo:font-style="italic" officeooo:rsid="0017f8bb" style:font-style-asian="italic" style:font-style-complex="italic"/>
    </style:style>
    <style:style style:name="T4" style:family="text">
      <style:text-properties fo:font-style="italic" officeooo:rsid="001e2a1d" style:font-style-asian="italic" style:font-style-complex="italic"/>
    </style:style>
    <style:style style:name="T5" style:family="text">
      <style:text-properties fo:font-style="italic" officeooo:rsid="0037b26d"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b655b" style:font-style-asian="normal" style:font-style-complex="normal"/>
    </style:style>
    <style:style style:name="T8" style:family="text">
      <style:text-properties officeooo:rsid="0017f8bb"/>
    </style:style>
    <style:style style:name="T9" style:family="text">
      <style:text-properties officeooo:rsid="00197bbe"/>
    </style:style>
    <style:style style:name="T10" style:family="text">
      <style:text-properties officeooo:rsid="001a9d4f"/>
    </style:style>
    <style:style style:name="T11" style:family="text">
      <style:text-properties officeooo:rsid="001b655b"/>
    </style:style>
    <style:style style:name="T12" style:family="text">
      <style:text-properties officeooo:rsid="001c3cc8"/>
    </style:style>
    <style:style style:name="T13" style:family="text">
      <style:text-properties officeooo:rsid="001e6b0d"/>
    </style:style>
    <style:style style:name="T14" style:family="text">
      <style:text-properties officeooo:rsid="001f8446"/>
    </style:style>
    <style:style style:name="T15" style:family="text">
      <style:text-properties officeooo:rsid="0023b72f"/>
    </style:style>
    <style:style style:name="T16" style:family="text">
      <style:text-properties officeooo:rsid="00267c68"/>
    </style:style>
    <style:style style:name="T17" style:family="text">
      <style:text-properties officeooo:rsid="0027c640"/>
    </style:style>
    <style:style style:name="T18" style:family="text">
      <style:text-properties officeooo:rsid="00285da2"/>
    </style:style>
    <style:style style:name="T19" style:family="text">
      <style:text-properties officeooo:rsid="002fd2f7"/>
    </style:style>
    <style:style style:name="T20" style:family="text">
      <style:text-properties officeooo:rsid="0033376b"/>
    </style:style>
    <style:style style:name="T21" style:family="text">
      <style:text-properties officeooo:rsid="0036496e"/>
    </style:style>
    <style:style style:name="T22" style:family="text">
      <style:text-properties officeooo:rsid="003ba45a"/>
    </style:style>
    <style:style style:name="T23" style:family="text">
      <style:text-properties officeooo:rsid="003df765"/>
    </style:style>
    <style:style style:name="T24" style:family="text">
      <style:text-properties officeooo:rsid="004030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et version 4</text:p>
      <text:p text:style-name="P8"/>
      <text:p text:style-name="P36">This is version 4.0 of my hybrid Entity/Component system.</text:p>
      <text:list xml:id="list2233431532973683596" text:style-name="L1">
        <text:list-header>
          <text:p text:style-name="P78"/>
        </text:list-header>
      </text:list>
      <text:p text:style-name="P3">Components</text:p>
      <text:p text:style-name="P3"/>
      <text:p text:style-name="P20">Components are tables, representing classes. They can be completely empty classes and have no required functionality. The Class constructor (initialise) must have zero parameters, so it is not instantiated in code. Component information is stored in a structure called _cInfo which may be added to the component structure. The methods <text:span text:style-name="T2">new</text:span><text:span text:style-name="T6"> and </text:span><text:span text:style-name="T2">initialise</text:span><text:span text:style-name="T6"> are reserved words for components and cannot be used for members or functions. </text:span><text:span text:style-name="T2">require, </text:span><text:span text:style-name="T4">isAlive, </text:span><text:span text:style-name="T3">getComet, </text:span><text:span text:style-name="T2">getInfo, </text:span><text:span text:style-name="T5">getCreateValues, </text:span><text:span text:style-name="T2">getInstanceData </text:span><text:span text:style-name="T6">and </text:span><text:span text:style-name="T2">getComponentData</text:span><text:span text:style-name="T6"> are reserved for other purposes </text:span><text:span text:style-name="T7">(largely because they are entity methods)</text:span></text:p>
      <text:p text:style-name="P20"/>
      <text:p text:style-name="P9">Simplest Class Form</text:p>
      <text:p text:style-name="P9"/>
      <text:p text:style-name="P20">The simplest component class form is a list of members:</text:p>
      <text:p text:style-name="P20"/>
      <text:p text:style-name="P37">{ x = 0, y = 4, z = 3 <text:s/>}<text:tab/><text:tab/><text:tab/></text:p>
      <text:p text:style-name="P37"/>
      <text:p text:style-name="P9">Constructors/Destructors</text:p>
      <text:p text:style-name="P9"/>
      <text:p text:style-name="P20">A component class has an optional constructor or destructor, called “constructor” and “destructor” respectively. The constructor takes a series of parameters, the outer level of which are used to instantiate them when an entity is created.</text:p>
      <text:p text:style-name="P20"/>
      <text:p text:style-name="P37">{ x = 0, y = 4, z = 3,</text:p>
      <text:p text:style-name="P37"><text:s text:c="3"/>constructor = function(entity,data) [set stuff up] end, </text:p>
      <text:p text:style-name="P37"><text:s text:c="3"/>destructor = function(entity) [tear stuff down] end }</text:p>
      <text:p text:style-name="P37"/>
      <text:p text:style-name="P20">It is the developer's responsibility to chain constructors and destructors. </text:p>
      <text:p text:style-name="P20"/>
      <text:p text:style-name="P9">Private storage</text:p>
      <text:p text:style-name="P9"/>
      <text:p text:style-name="P20">A component can have two forms of storage, besides the direct entity storage. <text:s/>Storage can be at a component level (e.g. one shared between every component) or at an instance level (e.g. one for every instance of the component). These are accessed via getInstanceData() and getComponentData() methods on the entity. These are instantiated when first required. Private storage, of whichever type, is keyed on the reference of the component, or the entity. The <text:span text:style-name="T9">storage</text:span> is a table of tables keyed on the component reference (so every component in every entity is unique). <text:span text:style-name="T9">The per component storage uses the outer key “component” (so there is one string key and lots of references). It also allows the creation of 'static components' like the controller, of which you normally only want one instance.</text:span></text:p>
      <text:p text:style-name="P9"/>
      <text:p text:style-name="P9">Methods</text:p>
      <text:p text:style-name="P9"/>
      <text:p text:style-name="P21">Components may have methods which can be named arbitrarily, <text:span text:style-name="T8">barring the issues above. Names must be legal lua identifiers (e.g. A-Za-z0-9_). </text:span></text:p>
      <text:p text:style-name="P21"/>
      <text:p text:style-name="P24">They are invoked using a method which takes an entity as a parameter (as per the destructor). If Classes are used as a definition, then code must be written as if the entity was the “self” value. Anything with an underscore preceding the name is not copied into the methods. </text:p>
      <text:p text:style-name="P18"/>
      <text:p text:style-name="P19">Externals</text:p>
      <text:p text:style-name="P19"/>
      <text:p text:style-name="P33">A useful shorthand is having code line <text:span text:style-name="T2">comet:newC(require(“somecomponent”))</text:span> which allows a component to be loaded straight from another file. The controller is an example of this.</text:p>
      <text:p text:style-name="P18"><text:soft-page-break/>Information</text:p>
      <text:p text:style-name="P22"/>
      <text:p text:style-name="P22">Information about the entity system is accessed via the getInfo() method of the entity. This contains system values. </text:p>
      <text:p text:style-name="P22"/>
      <text:p text:style-name="P22">Currently only two are defined ; deltaTime, which is the elapsed time in seconds, and deltaClock, the elapsed time in milliseconds (both since the last system update).</text:p>
      <text:p text:style-name="P22"/>
      <text:p text:style-name="P22">The Comet instance is accessed via the getComet() method.</text:p>
      <text:p text:style-name="P23"/>
      <text:p text:style-name="P10">Require</text:p>
      <text:p text:style-name="P10"/>
      <text:p text:style-name="P25">A require list is kept which is all the components required when this component is added (it is a list of references). <text:span text:style-name="T22">These are added when their parent component is set up, but before its constructor is called.</text:span></text:p>
      <text:p text:style-name="P25"/>
      <text:p text:style-name="P4">Entities</text:p>
      <text:p text:style-name="P4"/>
      <text:p text:style-name="P25">Entities are mixins of components. Initially they are completely empty. As with components, they have a private data structure called _eInfo.</text:p>
      <text:p text:style-name="P25"/>
      <text:p text:style-name="P10">Adding Components</text:p>
      <text:p text:style-name="P10"/>
      <text:p text:style-name="P25">Adding components involves adding the member<text:span text:style-name="T20">s, both values and functions, following the metatables, but not overwriting anything that already exists.</text:span> Then any required components are added, <text:span text:style-name="T9">recursively calling the component adder</text:span>. Finally, the constructor is called with the initial data store.</text:p>
      <text:p text:style-name="P25"/>
      <text:p text:style-name="P25">Adding a component that is already present has no effect.</text:p>
      <text:p text:style-name="P31"/>
      <text:p text:style-name="P10">Removing Components</text:p>
      <text:p text:style-name="P10"/>
      <text:p text:style-name="P25">When components are removed the mixin data is left, as are the member functions. The destructor is called to tidy up any components.</text:p>
      <text:p text:style-name="P25"/>
      <text:p text:style-name="P25">Adding and removing components will cause any cached queries using those components to become invalid. At present this involves simply invalidating them.</text:p>
      <text:p text:style-name="P25"/>
      <text:p text:style-name="P10">Removing Entities</text:p>
      <text:p text:style-name="P10"/>
      <text:p text:style-name="P25">Unlike Components, entities can be completely removed from the system (using the remove() method). This process involves removing all the components, <text:span text:style-name="T9">and telling Comet that the entity no longer exists, so it can remove it from its internal tables.</text:span></text:p>
      <text:p text:style-name="P25"/>
      <text:p text:style-name="P26">Additionally the _eInfo member should be set to nil, so entity removal can be detected. <text:span text:style-name="T10">References to entities in the query cache will be lost when the query is recreated because the entity removal has invalidated those queries.</text:span></text:p>
      <text:p text:style-name="P5"/>
      <text:p text:style-name="P17">Initialisation</text:p>
      <text:p text:style-name="P17"/>
      <text:p text:style-name="P32">C/E Systems are designed to be data driven. Entities can be initialised in to ways. Firstly, when you add a component, (providing it is not already there !) it is given a default value (see the component example). These can be overridden using the <text:span text:style-name="T2">values</text:span><text:span text:style-name="T6"> parameter in then entity creator which is a JSON type structure. The outer layers of this structure override the default values provided in the component. Additionally, sub tables of this structure can contain specific setup date, which can be accessed via the </text:span><text:span text:style-name="T2">getCreateValues() </text:span><text:span text:style-name="T6">method of the entity, which can be accessed in the constructor.</text:span></text:p>
      <text:p text:style-name="P38"><text:soft-page-break/></text:p>
      <text:p text:style-name="P5">Queries</text:p>
      <text:p text:style-name="P5"/>
      <text:p text:style-name="P26">Queries consist of one or more components which must all be present to satisfy a query. Queries can be cached, bearing in mind the component invalidation described earlier. Quer<text:span text:style-name="T13">y results</text:span> should not be kept outside of invocations however <text:span text:style-name="T13">(e.g. stored in members or private storage) because they may be invalidated. Queries themselves can be kept without issue. Queries have a remove method, but they should garbage collect.</text:span></text:p>
      <text:p text:style-name="P26"/>
      <text:p text:style-name="P7">Systems</text:p>
      <text:p text:style-name="P11"/>
      <text:p text:style-name="P27">Systems are queries with associated functions. These are</text:p>
      <text:p text:style-name="P27"/>
      <text:p text:style-name="P11">update<text:span text:style-name="T14">(entity)</text:span></text:p>
      <text:p text:style-name="P11"/>
      <text:p text:style-name="P27">update is called on each “tick” for every entity satisfying the query, to update the components – so for example a system on position,velocity would add the velocity components to the position components. This method is called with the entity as a parameter.</text:p>
      <text:p text:style-name="P27"/>
      <text:p text:style-name="P11">preProcess<text:span text:style-name="T14">(entity)</text:span> and postProcess<text:span text:style-name="T14">(entity)</text:span></text:p>
      <text:p text:style-name="P27"/>
      <text:p text:style-name="P27">These methods <text:span text:style-name="T12">are optional and are called before or after (respectively) the update run has been made. They both take a list of entities (e.g. a query result).</text:span></text:p>
      <text:p text:style-name="P27"/>
      <text:p text:style-name="P26">When doing system updates, <text:span text:style-name="T12">or using the values provided in pre/postProcess </text:span>the queries should check to see if the entity in the list has been removed (by checking for the presence of _eInfo <text:span text:style-name="T12">using the isAlive() method</text:span>) <text:span text:style-name="T11">before calling update.</text:span></text:p>
      <text:p text:style-name="P26"/>
      <text:p text:style-name="P28">This is because running pre/post/update may invalidate the query while it is being done. For example, a collision system could detect a collision and delete an entity as a result of it.</text:p>
      <text:p text:style-name="P28"/>
      <text:p text:style-name="P29">Systems will not garbage collect, because their creation causes them to be automatically added to the systems list in the Comet main instance. <text:span text:style-name="T17">They are freed when the Comet object's remove() method is called.</text:span></text:p>
      <text:p text:style-name="P28"/>
      <text:p text:style-name="P30">The Comet object has methods to automatically add an enterFrame listener so entities run automatically.</text:p>
      <text:p text:style-name="P30"/>
      <text:p text:style-name="P34">Systems can also be created as classes <text:span text:style-name="T23">extended from an abstract template class</text:span>. The system:getSystemClass() exposes the abstract prototype which allows entities to be directly manipulated (rather than by, say, calling the update method, though you can do this as well). A simple example of this is updating a corona object's position from a position component ; you can use this to escape the overhead of calling all the system update methods and process them directly – <text:span text:style-name="T23">they are functionally equivalent (e.g. pre/postUpdate is called)</text:span></text:p>
      <text:p text:style-name="P79"/>
      <text:p text:style-name="P39">Main External Coding Interface</text:p>
      <text:p text:style-name="P12"/>
      <text:p text:style-name="P30">Note that Entities, Systems and Queries are private objects and can only be created using the factory methods in Comet. The Query Cache is private.</text:p>
      <text:p text:style-name="P30"/>
      <table:table table:name="Table7" table:style-name="Table7">
        <table:table-column table:style-name="Table7.A"/>
        <table:table-column table:style-name="Table7.B"/>
        <table:table-column table:style-name="Table7.C"/>
        <table:table-row>
          <table:table-cell table:style-name="Table7.A1" office:value-type="string">
            <text:p text:style-name="P42">Class</text:p>
          </table:table-cell>
          <table:table-cell table:style-name="Table7.A1" office:value-type="string">
            <text:p text:style-name="P42">Method</text:p>
          </table:table-cell>
          <table:table-cell table:style-name="Table7.C1" office:value-type="string">
            <text:p text:style-name="P43">Description</text:p>
          </table:table-cell>
        </table:table-row>
        <table:table-row>
          <table:table-cell table:style-name="Table7.A20" office:value-type="string">
            <text:p text:style-name="P44">Comet</text:p>
          </table:table-cell>
          <table:table-cell table:style-name="Table7.B20" office:value-type="string">
            <text:p text:style-name="P44">update()</text:p>
          </table:table-cell>
          <table:table-cell table:style-name="Table7.C20" office:value-type="string">
            <text:p text:style-name="P45">Run all systems on the current entities.</text:p>
          </table:table-cell>
        </table:table-row>
        <table:table-row>
          <table:table-cell table:style-name="Table7.A20" office:value-type="string">
            <text:p text:style-name="P44">Comet</text:p>
          </table:table-cell>
          <table:table-cell table:style-name="Table7.B20" office:value-type="string">
            <text:p text:style-name="P44">runAutomatic()</text:p>
          </table:table-cell>
          <table:table-cell table:style-name="Table7.C20" office:value-type="string">
            <text:p text:style-name="P45">Make entities update automatically via enterFrame event.</text:p>
          </table:table-cell>
        </table:table-row>
        <table:table-row>
          <table:table-cell table:style-name="Table7.A20" office:value-type="string">
            <text:p text:style-name="P44">Comet</text:p>
          </table:table-cell>
          <table:table-cell table:style-name="Table7.B20" office:value-type="string">
            <text:p text:style-name="P44">stopAutomatic()</text:p>
          </table:table-cell>
          <table:table-cell table:style-name="Table7.C20" office:value-type="string">
            <text:p text:style-name="P45">Stops entities updating automatically.</text:p>
          </table:table-cell>
        </table:table-row>
        <table:table-row>
          <table:table-cell table:style-name="Table7.A20" office:value-type="string">
            <text:p text:style-name="P44">Comet</text:p>
          </table:table-cell>
          <table:table-cell table:style-name="Table7.B20" office:value-type="string">
            <text:p text:style-name="P44">remove()</text:p>
          </table:table-cell>
          <table:table-cell table:style-name="Table7.C20" office:value-type="string">
            <text:p text:style-name="P45">Cleans up the comet system, removes all entities and systems, nils everything.</text:p>
          </table:table-cell>
        </table:table-row>
        <table:table-row>
          <table:table-cell table:style-name="Table7.A20" office:value-type="string">
            <text:p text:style-name="P44">Comet</text:p>
          </table:table-cell>
          <table:table-cell table:style-name="Table7.B20" office:value-type="string">
            <text:p text:style-name="P44">newC(name,def)</text:p>
          </table:table-cell>
          <table:table-cell table:style-name="Table7.C20" office:value-type="string">
            <text:p text:style-name="P45">Create a new component with the given name (optional) using the definition class/table provided. If name is not provided, create one using the table reference as a basis.</text:p>
          </table:table-cell>
        </table:table-row>
        <table:table-row>
          <table:table-cell table:style-name="Table7.A20" office:value-type="string">
            <text:p text:style-name="P44">Comet</text:p>
          </table:table-cell>
          <table:table-cell table:style-name="Table7.B20" office:value-type="string">
            <text:p text:style-name="P44">newE(comp, <text:span text:style-name="T20">value</text:span>)</text:p>
          </table:table-cell>
          <table:table-cell table:style-name="Table7.C20" office:value-type="string">
            <text:p text:style-name="P45">Create a new entity, add the component(s) in the list (can be csv names, a component, or an array of names or references – <text:span text:style-name="T18">this applies throughout</text:span>) <text:span text:style-name="T20">using the values to initialise it, if provided</text:span>, comp is optional, <text:span text:style-name="T18">creating a blank entity</text:span>. Add<text:span text:style-name="T18">s</text:span> the entity to the system list.</text:p>
          </table:table-cell>
        </table:table-row>
        <table:table-row>
          <table:table-cell table:style-name="Table7.A20" office:value-type="string">
            <text:p text:style-name="P44">Comet </text:p>
          </table:table-cell>
          <table:table-cell table:style-name="Table7.B20" office:value-type="string">
            <text:p text:style-name="P44">newQ(comp)</text:p>
          </table:table-cell>
          <table:table-cell table:style-name="Table7.C20" office:value-type="string">
            <text:p text:style-name="P45">Create a new query based around the given component list. </text:p>
          </table:table-cell>
        </table:table-row>
        <table:table-row>
          <table:table-cell table:style-name="Table7.A9" office:value-type="string">
            <text:p text:style-name="P44">Comet </text:p>
          </table:table-cell>
          <table:table-cell table:style-name="Table7.B9" office:value-type="string">
            <text:p text:style-name="P44">newS(comp,update,methods)</text:p>
          </table:table-cell>
          <table:table-cell table:style-name="Table7.C9" office:value-type="string">
            <text:p text:style-name="P45">Create a new system based around the given component list, update method and method tables, and add it to the system list. <text:span text:style-name="T18">The method table is optional.</text:span></text:p>
          </table:table-cell>
        </table:table-row>
        <table:table-row>
          <table:table-cell table:style-name="Table7.A20" office:value-type="string">
            <text:p text:style-name="P63">Comet</text:p>
          </table:table-cell>
          <table:table-cell table:style-name="Table7.B20" office:value-type="string">
            <text:p text:style-name="P64"><text:span text:style-name="T24">g</text:span>etSystemClass()</text:p>
          </table:table-cell>
          <table:table-cell table:style-name="Table7.C20" office:value-type="string">
            <text:p text:style-name="P65">Return a prototype of the Abstract System Class.</text:p>
          </table:table-cell>
        </table:table-row>
        <table:table-row>
          <table:table-cell table:style-name="Table7.A20" office:value-type="string">
            <text:p text:style-name="P44">Entity</text:p>
          </table:table-cell>
          <table:table-cell table:style-name="Table7.B20" office:value-type="string">
            <text:p text:style-name="P44">addC(comp)</text:p>
          </table:table-cell>
          <table:table-cell table:style-name="Table7.C20" office:value-type="string">
            <text:p text:style-name="P45">Add component(s) to an entity</text:p>
          </table:table-cell>
        </table:table-row>
        <table:table-row>
          <table:table-cell table:style-name="Table7.A20" office:value-type="string">
            <text:p text:style-name="P44">Entity</text:p>
          </table:table-cell>
          <table:table-cell table:style-name="Table7.B20" office:value-type="string">
            <text:p text:style-name="P44">remC(comp)</text:p>
          </table:table-cell>
          <table:table-cell table:style-name="Table7.C20" office:value-type="string">
            <text:p text:style-name="P45">Remove component(s) from an entity</text:p>
          </table:table-cell>
        </table:table-row>
        <table:table-row>
          <table:table-cell table:style-name="Table7.A20" office:value-type="string">
            <text:p text:style-name="P44">Entity</text:p>
          </table:table-cell>
          <table:table-cell table:style-name="Table7.B20" office:value-type="string">
            <text:p text:style-name="P44">getComet()</text:p>
          </table:table-cell>
          <table:table-cell table:style-name="Table7.C20" office:value-type="string">
            <text:p text:style-name="P45">Get the comet instance for this entity</text:p>
          </table:table-cell>
        </table:table-row>
        <table:table-row>
          <table:table-cell table:style-name="Table7.A20" office:value-type="string">
            <text:p text:style-name="P44">Entity</text:p>
          </table:table-cell>
          <table:table-cell table:style-name="Table7.B20" office:value-type="string">
            <text:p text:style-name="P44">getInfo()</text:p>
          </table:table-cell>
          <table:table-cell table:style-name="Table7.C20" office:value-type="string">
            <text:p text:style-name="P45">Get the system information for this entity</text:p>
          </table:table-cell>
        </table:table-row>
        <table:table-row>
          <table:table-cell table:style-name="Table7.A20" office:value-type="string">
            <text:p text:style-name="P44">Entity</text:p>
          </table:table-cell>
          <table:table-cell table:style-name="Table7.B20" office:value-type="string">
            <text:p text:style-name="P44">isAlive()</text:p>
          </table:table-cell>
          <table:table-cell table:style-name="Table7.C20" office:value-type="string">
            <text:p text:style-name="P45">Return true if entity is alive (has not been deleted)</text:p>
          </table:table-cell>
        </table:table-row>
        <table:table-row>
          <table:table-cell table:style-name="Table7.A20" office:value-type="string">
            <text:p text:style-name="P44">Entity</text:p>
          </table:table-cell>
          <table:table-cell table:style-name="Table7.B20" office:value-type="string">
            <text:p text:style-name="P44">getInstanceData()</text:p>
          </table:table-cell>
          <table:table-cell table:style-name="Table7.C20" office:value-type="string">
            <text:p text:style-name="P45">Get private table storage for this instance of the component.</text:p>
          </table:table-cell>
        </table:table-row>
        <table:table-row>
          <table:table-cell table:style-name="Table7.A20" office:value-type="string">
            <text:p text:style-name="P44">Entity</text:p>
          </table:table-cell>
          <table:table-cell table:style-name="Table7.B20" office:value-type="string">
            <text:p text:style-name="P44">getComponentData()</text:p>
          </table:table-cell>
          <table:table-cell table:style-name="Table7.C20" office:value-type="string">
            <text:p text:style-name="P45">Get private table storage shared amongst all instances of the component.</text:p>
          </table:table-cell>
        </table:table-row>
        <table:table-row>
          <table:table-cell table:style-name="Table7.A20" office:value-type="string">
            <text:p text:style-name="P61">Entity</text:p>
          </table:table-cell>
          <table:table-cell table:style-name="Table7.B20" office:value-type="string">
            <text:p text:style-name="P61">GetCreateValues()</text:p>
          </table:table-cell>
          <table:table-cell table:style-name="Table7.C20" office:value-type="string">
            <text:p text:style-name="P62">Access the table used to create the entity for either default values (automatic) or other values.</text:p>
          </table:table-cell>
        </table:table-row>
        <table:table-row>
          <table:table-cell table:style-name="Table7.A20" office:value-type="string">
            <text:p text:style-name="P44">Entity</text:p>
          </table:table-cell>
          <table:table-cell table:style-name="Table7.B20" office:value-type="string">
            <text:p text:style-name="P44">remove()</text:p>
          </table:table-cell>
          <table:table-cell table:style-name="Table7.C20" office:value-type="string">
            <text:p text:style-name="P45">Remove this entity completely from the system.</text:p>
          </table:table-cell>
        </table:table-row>
        <table:table-row>
          <table:table-cell table:style-name="Table7.A20" office:value-type="string">
            <text:p text:style-name="P44">Query</text:p>
          </table:table-cell>
          <table:table-cell table:style-name="Table7.B20" office:value-type="string">
            <text:p text:style-name="P44">evaluate()</text:p>
          </table:table-cell>
          <table:table-cell table:style-name="Table7.C20" office:value-type="string">
            <text:p text:style-name="P45">Return a list of entities matching the query, possibly from the cache.</text:p>
          </table:table-cell>
        </table:table-row>
        <table:table-row>
          <table:table-cell table:style-name="Table7.A21" office:value-type="string">
            <text:p text:style-name="P44">Query</text:p>
          </table:table-cell>
          <table:table-cell table:style-name="Table7.B21" office:value-type="string">
            <text:p text:style-name="P44">remove()</text:p>
          </table:table-cell>
          <table:table-cell table:style-name="Table7.C21" office:value-type="string">
            <text:p text:style-name="P45">Remove a query and clean up</text:p>
          </table:table-cell>
        </table:table-row>
      </table:table>
      <text:p text:style-name="P12"/>
      <text:p text:style-name="P6"/>
      <text:p text:style-name="P41">Data Structures</text:p>
      <text:p text:style-name="P6"/>
      <text:p text:style-name="P13">Comet object</text:p>
      <text:p text:style-name="P1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6">Identifier</text:p>
            </table:table-cell>
            <table:table-cell table:style-name="Table1.A1" office:value-type="string">
              <text:p text:style-name="P76">Type</text:p>
            </table:table-cell>
            <table:table-cell table:style-name="Table1.C1" office:value-type="string">
              <text:p text:style-name="P76">Purpose</text:p>
            </table:table-cell>
          </table:table-row>
        </table:table-header-rows>
        <table:table-row>
          <table:table-cell table:style-name="Table1.A2" office:value-type="string">
            <text:p text:style-name="P46">components </text:p>
          </table:table-cell>
          <table:table-cell table:style-name="Table1.A2" office:value-type="string">
            <text:p text:style-name="P46">table</text:p>
          </table:table-cell>
          <table:table-cell table:style-name="Table1.C2" office:value-type="string">
            <text:p text:style-name="P48">list of known components, keyed on the lower case name.</text:p>
          </table:table-cell>
        </table:table-row>
        <table:table-row>
          <table:table-cell table:style-name="Table1.A2" office:value-type="string">
            <text:p text:style-name="P46">entities</text:p>
          </table:table-cell>
          <table:table-cell table:style-name="Table1.A2" office:value-type="string">
            <text:p text:style-name="P46">table</text:p>
          </table:table-cell>
          <table:table-cell table:style-name="Table1.C5" office:value-type="string">
            <text:p text:style-name="P48">list of entities, keyed on the entity reference.</text:p>
          </table:table-cell>
        </table:table-row>
        <table:table-row>
          <table:table-cell table:style-name="Table1.A2" office:value-type="string">
            <text:p text:style-name="P46">systems</text:p>
          </table:table-cell>
          <table:table-cell table:style-name="Table1.A2" office:value-type="string">
            <text:p text:style-name="P46">array</text:p>
          </table:table-cell>
          <table:table-cell table:style-name="Table1.C5" office:value-type="string">
            <text:p text:style-name="P48">array of system references</text:p>
          </table:table-cell>
        </table:table-row>
        <table:table-row>
          <table:table-cell table:style-name="Table1.A2" office:value-type="string">
            <text:p text:style-name="P46">queryCache</text:p>
          </table:table-cell>
          <table:table-cell table:style-name="Table1.A2" office:value-type="string">
            <text:p text:style-name="P68">object</text:p>
          </table:table-cell>
          <table:table-cell table:style-name="Table1.C5" office:value-type="string">
            <text:p text:style-name="P56">QueryCache object</text:p>
          </table:table-cell>
        </table:table-row>
        <table:table-row>
          <table:table-cell table:style-name="Table1.A2" office:value-type="string">
            <text:p text:style-name="P59"><text:span text:style-name="T21">s</text:span>ystemInfo</text:p>
          </table:table-cell>
          <table:table-cell table:style-name="Table1.A2" office:value-type="string">
            <text:p text:style-name="P75">Table</text:p>
          </table:table-cell>
          <table:table-cell table:style-name="Table1.C6" office:value-type="string">
            <text:p text:style-name="P60">Information for use in systems etc.</text:p>
          </table:table-cell>
        </table:table-row>
        <table:table-row>
          <table:table-cell table:style-name="Table1.A2" office:value-type="string">
            <text:p text:style-name="P44">isAutomatic</text:p>
          </table:table-cell>
          <table:table-cell table:style-name="Table1.A2" office:value-type="string">
            <text:p text:style-name="P69">boolean</text:p>
          </table:table-cell>
          <table:table-cell table:style-name="Table1.C7" office:value-type="string">
            <text:p text:style-name="P45">True when the automatic updating is on.</text:p>
          </table:table-cell>
        </table:table-row>
      </table:table>
      <text:p text:style-name="P13"/>
      <text:p text:style-name="P13">Component Object (_cInfo)</text:p>
      <text:p text:style-name="P13"/>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6">Identifier</text:p>
            </table:table-cell>
            <table:table-cell table:style-name="Table2.A1" office:value-type="string">
              <text:p text:style-name="P76">Type</text:p>
            </table:table-cell>
            <table:table-cell table:style-name="Table2.C1" office:value-type="string">
              <text:p text:style-name="P76">Purpose</text:p>
            </table:table-cell>
          </table:table-row>
        </table:table-header-rows>
        <table:table-row>
          <table:table-cell table:style-name="Table2.A2" office:value-type="string">
            <text:p text:style-name="P46">comet</text:p>
          </table:table-cell>
          <table:table-cell table:style-name="Table2.A2" office:value-type="string">
            <text:p text:style-name="P46">object</text:p>
          </table:table-cell>
          <table:table-cell table:style-name="Table2.C3" office:value-type="string">
            <text:p text:style-name="P48">reference to owning comet object</text:p>
          </table:table-cell>
        </table:table-row>
        <table:table-row>
          <table:table-cell table:style-name="Table2.A2" office:value-type="string">
            <text:p text:style-name="P46">name</text:p>
          </table:table-cell>
          <table:table-cell table:style-name="Table2.A2" office:value-type="string">
            <text:p text:style-name="P46">string</text:p>
          </table:table-cell>
          <table:table-cell table:style-name="Table2.C3" office:value-type="string">
            <text:p text:style-name="P48">name of component, lower case.</text:p>
          </table:table-cell>
        </table:table-row>
        <table:table-row>
          <table:table-cell table:style-name="Table2.A2" office:value-type="string">
            <text:p text:style-name="P46">mixins</text:p>
          </table:table-cell>
          <table:table-cell table:style-name="Table2.A2" office:value-type="string">
            <text:p text:style-name="P46">array</text:p>
          </table:table-cell>
          <table:table-cell table:style-name="Table2.C4" office:value-type="string">
            <text:p text:style-name="P48">list of members and functions that go together to make the mixin, <text:span text:style-name="T19">from the constructor.</text:span></text:p>
          </table:table-cell>
        </table:table-row>
        <table:table-row>
          <table:table-cell table:style-name="Table2.A2" office:value-type="string">
            <text:p text:style-name="P57">constructor</text:p>
          </table:table-cell>
          <table:table-cell table:style-name="Table2.A2" office:value-type="string">
            <text:p text:style-name="P70">function</text:p>
          </table:table-cell>
          <table:table-cell table:style-name="Table2.C8" office:value-type="string">
            <text:p text:style-name="P58">Constructor for this component</text:p>
          </table:table-cell>
        </table:table-row>
        <table:table-row>
          <table:table-cell table:style-name="Table2.A2" office:value-type="string">
            <text:p text:style-name="P57">destructor</text:p>
          </table:table-cell>
          <table:table-cell table:style-name="Table2.A2" office:value-type="string">
            <text:p text:style-name="P70">function</text:p>
          </table:table-cell>
          <table:table-cell table:style-name="Table2.C8" office:value-type="string">
            <text:p text:style-name="P58">Destructor for this component</text:p>
          </table:table-cell>
        </table:table-row>
        <table:table-row>
          <table:table-cell table:style-name="Table2.A2" office:value-type="string">
            <text:p text:style-name="P46">requires</text:p>
          </table:table-cell>
          <table:table-cell table:style-name="Table2.A2" office:value-type="string">
            <text:p text:style-name="P68">array</text:p>
          </table:table-cell>
          <table:table-cell table:style-name="Table2.C8" office:value-type="string">
            <text:p text:style-name="P48">list of components that are required by this component, array of references.</text:p>
          </table:table-cell>
        </table:table-row>
        <table:table-row>
          <table:table-cell table:style-name="Table2.A2" office:value-type="string">
            <text:p text:style-name="P46">entities</text:p>
          </table:table-cell>
          <table:table-cell table:style-name="Table2.A2" office:value-type="string">
            <text:p text:style-name="P46">table</text:p>
          </table:table-cell>
          <table:table-cell table:style-name="Table2.C8" office:value-type="string">
            <text:p text:style-name="P48">list of entities that this component is present in, keyed on the entity reference (key and value the same)</text:p>
          </table:table-cell>
        </table:table-row>
        <table:table-row>
          <table:table-cell table:style-name="Table2.A2" office:value-type="string">
            <text:p text:style-name="P46">instance<text:span text:style-name="T15">Count</text:span></text:p>
          </table:table-cell>
          <table:table-cell table:style-name="Table2.A2" office:value-type="string">
            <text:p text:style-name="P46">number</text:p>
          </table:table-cell>
          <table:table-cell table:style-name="Table2.C9" office:value-type="string">
            <text:p text:style-name="P48">count of number of instances <text:span text:style-name="T16">of component.</text:span></text:p>
          </table:table-cell>
        </table:table-row>
        <table:table-row>
          <table:table-cell table:style-name="Table2.A2" office:value-type="string">
            <text:p text:style-name="P46">privateStore</text:p>
          </table:table-cell>
          <table:table-cell table:style-name="Table2.A2" office:value-type="string">
            <text:p text:style-name="P68">table</text:p>
          </table:table-cell>
          <table:table-cell table:style-name="Table2.C10" office:value-type="string">
            <text:p text:style-name="P48">optional private store for all instances of this component (on request)</text:p>
          </table:table-cell>
        </table:table-row>
      </table:table>
      <text:p text:style-name="P13"/>
      <text:p text:style-name="P13">Entity Object (_eInfo)</text:p>
      <text:p text:style-name="P13"/>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6">Identifier</text:p>
            </table:table-cell>
            <table:table-cell table:style-name="Table3.A1" office:value-type="string">
              <text:p text:style-name="P76">Type</text:p>
            </table:table-cell>
            <table:table-cell table:style-name="Table3.C1" office:value-type="string">
              <text:p text:style-name="P76">Purpose</text:p>
            </table:table-cell>
          </table:table-row>
        </table:table-header-rows>
        <table:table-row>
          <table:table-cell table:style-name="Table3.A2" office:value-type="string">
            <text:p text:style-name="P46">components</text:p>
          </table:table-cell>
          <table:table-cell table:style-name="Table3.A2" office:value-type="string">
            <text:p text:style-name="P46">table </text:p>
          </table:table-cell>
          <table:table-cell table:style-name="Table3.C2" office:value-type="string">
            <text:p text:style-name="P48">list of components in the entity, keyed on reference.</text:p>
          </table:table-cell>
        </table:table-row>
        <table:table-row>
          <table:table-cell table:style-name="Table3.A2" office:value-type="string">
            <text:p text:style-name="P46">comet</text:p>
          </table:table-cell>
          <table:table-cell table:style-name="Table3.A2" office:value-type="string">
            <text:p text:style-name="P46">object</text:p>
          </table:table-cell>
          <table:table-cell table:style-name="Table3.C4" office:value-type="string">
            <text:p text:style-name="P48">reference to owning comet object</text:p>
          </table:table-cell>
        </table:table-row>
        <table:table-row>
          <table:table-cell table:style-name="Table3.A2" office:value-type="string">
            <text:p text:style-name="P50">currComponent</text:p>
          </table:table-cell>
          <table:table-cell table:style-name="Table3.A2" office:value-type="string">
            <text:p text:style-name="P71">object</text:p>
          </table:table-cell>
          <table:table-cell table:style-name="Table3.C4" office:value-type="string">
            <text:p text:style-name="P51">reference to component when entity being used in a constructor/destructor/method – so the private store can be identified.</text:p>
          </table:table-cell>
        </table:table-row>
        <table:table-row>
          <table:table-cell table:style-name="Table3.A2" office:value-type="string">
            <text:p text:style-name="P46">privateStore</text:p>
          </table:table-cell>
          <table:table-cell table:style-name="Table3.A2" office:value-type="string">
            <text:p text:style-name="P72">table</text:p>
          </table:table-cell>
          <table:table-cell table:style-name="Table3.C6" office:value-type="string">
            <text:p text:style-name="P48">table of private stores, keyed on component ref, for this entity's components (on request)</text:p>
          </table:table-cell>
        </table:table-row>
        <table:table-row>
          <table:table-cell table:style-name="Table3.A2" office:value-type="string">
            <text:p text:style-name="P54">values</text:p>
          </table:table-cell>
          <table:table-cell table:style-name="Table3.A2" office:value-type="string">
            <text:p text:style-name="P74">Table</text:p>
          </table:table-cell>
          <table:table-cell table:style-name="Table3.C6" office:value-type="string">
            <text:p text:style-name="P55">Name/value pair default values for entity creation</text:p>
          </table:table-cell>
        </table:table-row>
      </table:table>
      <text:p text:style-name="P13"/>
      <text:p text:style-name="P16"/>
      <text:p text:style-name="P40">Query Object</text:p>
      <text:p text:style-name="P14"/>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77">Identifier</text:p>
            </table:table-cell>
            <table:table-cell table:style-name="Table4.A1" office:value-type="string">
              <text:p text:style-name="P77">Type</text:p>
            </table:table-cell>
            <table:table-cell table:style-name="Table4.C1" office:value-type="string">
              <text:p text:style-name="P77">Purpose</text:p>
            </table:table-cell>
          </table:table-row>
        </table:table-header-rows>
        <table:table-row>
          <table:table-cell table:style-name="Table4.A2" office:value-type="string">
            <text:p text:style-name="P47">components</text:p>
          </table:table-cell>
          <table:table-cell table:style-name="Table4.A2" office:value-type="string">
            <text:p text:style-name="P47">table </text:p>
          </table:table-cell>
          <table:table-cell table:style-name="Table4.C2" office:value-type="string">
            <text:p text:style-name="P49">list of components in the <text:span text:style-name="T16">query</text:span>, keyed on reference.</text:p>
          </table:table-cell>
        </table:table-row>
        <table:table-row>
          <table:table-cell table:style-name="Table4.A2" office:value-type="string">
            <text:p text:style-name="P47">comet</text:p>
          </table:table-cell>
          <table:table-cell table:style-name="Table4.A2" office:value-type="string">
            <text:p text:style-name="P47">object</text:p>
          </table:table-cell>
          <table:table-cell table:style-name="Table4.C5" office:value-type="string">
            <text:p text:style-name="P49">reference to owning comet object</text:p>
          </table:table-cell>
        </table:table-row>
        <table:table-row>
          <table:table-cell table:style-name="Table4.A2" office:value-type="string">
            <text:p text:style-name="P52">componentList</text:p>
          </table:table-cell>
          <table:table-cell table:style-name="Table4.A2" office:value-type="string">
            <text:p text:style-name="P73">array</text:p>
          </table:table-cell>
          <table:table-cell table:style-name="Table4.C5" office:value-type="string">
            <text:p text:style-name="P53">list of components in the query (sorted by smallest instance count first)</text:p>
          </table:table-cell>
        </table:table-row>
        <table:table-row>
          <table:table-cell table:style-name="Table4.A2" office:value-type="string">
            <text:p text:style-name="P52">queryKey</text:p>
          </table:table-cell>
          <table:table-cell table:style-name="Table4.A2" office:value-type="string">
            <text:p text:style-name="P73">string</text:p>
          </table:table-cell>
          <table:table-cell table:style-name="Table4.C5" office:value-type="string">
            <text:p text:style-name="P53">string equivalent of key, concatenated by colons, sorted alphabetically on component name (so the key is the same irrespective of the component orders in the query</text:p>
          </table:table-cell>
        </table:table-row>
      </table:table>
      <text:p text:style-name="P16"/>
      <text:p text:style-name="P16">Query Cache Object</text:p>
      <text:p text:style-name="P15"/>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77">Identifier</text:p>
            </table:table-cell>
            <table:table-cell table:style-name="Table5.A1" office:value-type="string">
              <text:p text:style-name="P77">Type</text:p>
            </table:table-cell>
            <table:table-cell table:style-name="Table5.C1" office:value-type="string">
              <text:p text:style-name="P77">Purpose</text:p>
            </table:table-cell>
          </table:table-row>
        </table:table-header-rows>
        <table:table-row>
          <table:table-cell table:style-name="Table5.A2" office:value-type="string">
            <text:p text:style-name="P52">results</text:p>
          </table:table-cell>
          <table:table-cell table:style-name="Table5.A2" office:value-type="string">
            <text:p text:style-name="P52">table</text:p>
          </table:table-cell>
          <table:table-cell table:style-name="Table5.C2" office:value-type="string">
            <text:p text:style-name="P53">table of cached results, keyed on the string key. The cached results are an array.</text:p>
          </table:table-cell>
        </table:table-row>
        <table:table-row>
          <table:table-cell table:style-name="Table5.A2" office:value-type="string">
            <text:p text:style-name="P52">refersTo</text:p>
          </table:table-cell>
          <table:table-cell table:style-name="Table5.A2" office:value-type="string">
            <text:p text:style-name="P52">table</text:p>
          </table:table-cell>
          <table:table-cell table:style-name="Table5.C3" office:value-type="string">
            <text:p text:style-name="P53">for each cached result, a table of the components in it, keyed on the string key. This is checked when a component is invalidated to see if the query is invalid.</text:p>
          </table:table-cell>
        </table:table-row>
      </table:table>
      <text:p text:style-name="P14"/>
      <text:p text:style-name="P16">System Object</text:p>
      <text:p text:style-name="P16"/>
      <text:p text:style-name="P14"/>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7">Identifier</text:p>
            </table:table-cell>
            <table:table-cell table:style-name="Table6.A1" office:value-type="string">
              <text:p text:style-name="P77">Type</text:p>
            </table:table-cell>
            <table:table-cell table:style-name="Table6.C1" office:value-type="string">
              <text:p text:style-name="P77">Purpose</text:p>
            </table:table-cell>
          </table:table-row>
        </table:table-header-rows>
        <table:table-row>
          <table:table-cell table:style-name="Table6.A2" office:value-type="string">
            <text:p text:style-name="P52">query</text:p>
          </table:table-cell>
          <table:table-cell table:style-name="Table6.A2" office:value-type="string">
            <text:p text:style-name="P52">table</text:p>
          </table:table-cell>
          <table:table-cell table:style-name="Table6.C2" office:value-type="string">
            <text:p text:style-name="P53">A query object that defines the system being operated on.</text:p>
          </table:table-cell>
        </table:table-row>
        <table:table-row>
          <table:table-cell table:style-name="Table6.A2" office:value-type="string">
            <text:p text:style-name="P52">update</text:p>
          </table:table-cell>
          <table:table-cell table:style-name="Table6.A2" office:value-type="string">
            <text:p text:style-name="P52">table/function</text:p>
          </table:table-cell>
          <table:table-cell table:style-name="Table6.C3" office:value-type="string">
            <text:p text:style-name="P53">A function, or class containing a method. If it is a table, then it is called using the class methodology (e.g. with the table being the first parameter.</text:p>
          </table:table-cell>
        </table:table-row>
        <table:table-row>
          <table:table-cell table:style-name="Table6.A2" office:value-type="string">
            <text:p text:style-name="P52">methods</text:p>
          </table:table-cell>
          <table:table-cell table:style-name="Table6.A2" office:value-type="string">
            <text:p text:style-name="P73">table</text:p>
          </table:table-cell>
          <table:table-cell table:style-name="Table6.C4" office:value-type="string">
            <text:p text:style-name="P53">table of methods, keyed on the method name (initially preProcess and postProcess). The value is a function or table, as in update.</text:p>
          </table:table-cell>
        </table:table-row>
      </table:table>
      <text:p text:style-name="P14"/>
      <text:p text:style-name="P28">Paul Robson, Jun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style:style>
    <style:style style:name="MT1" style:family="text">
      <style:text-properties officeooo:rsid="002583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09:39:51.067972000</meta:creation-date>
    <dc:date>2014-06-05T15:21:43.674963000</dc:date>
    <meta:editing-duration>PT1H37M40S</meta:editing-duration>
    <meta:editing-cycles>41</meta:editing-cycles>
    <meta:generator>LibreOffice/4.2.4.2$MacOSX_X86_64 LibreOffice_project/63150712c6d317d27ce2db16eb94c2f3d7b699f8</meta:generator>
    <meta:document-statistic meta:table-count="7" meta:image-count="0" meta:object-count="0" meta:page-count="6" meta:paragraph-count="231" meta:word-count="1924" meta:character-count="12120" meta:non-whitespace-character-count="10401"/>
  </office:meta>
</office:document-meta>
</file>